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6375" table:default-cell-style-name="ce16"/>
        <table:table-row table:style-name="ro1">
          <table:table-cell table:style-name="ce2"/>
          <table:table-cell office:value-type="string" table:style-name="ce14">
            <text:p>Dosis entregadas Pfizer (1)</text:p>
          </table:table-cell>
          <table:table-cell office:value-type="string" table:style-name="ce14">
            <text:p>Dosis entregadas Moderna (1)</text:p>
          </table:table-cell>
          <table:table-cell office:value-type="string" table:style-name="ce14">
            <text:p>Dosis entregadas AstraZeneca (1)</text:p>
          </table:table-cell>
          <table:table-cell office:value-type="string" table:style-name="ce14">
            <text:p>Total Dosis entregadas (1)</text:p>
          </table:table-cell>
          <table:table-cell office:value-type="string" table:style-name="ce14">
            <text:p>Dosis administradas (2)</text:p>
          </table:table-cell>
          <table:table-cell office:value-type="string" table:style-name="ce15">
            <text:p>% sobre entregadas</text:p>
          </table:table-cell>
          <table:table-cell office:value-type="string" table:style-name="ce15">
            <text:p>Nº Personas vacunadas</text:p>
            <text:p>(pauta completada)</text:p>
          </table:table-cell>
          <table:table-cell office:value-type="string" table:style-name="ce15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820260" table:style-name="ce17">
            <text:p>820.260</text:p>
          </table:table-cell>
          <table:table-cell office:value-type="float" office:value="73300" table:style-name="ce18">
            <text:p>73.300</text:p>
          </table:table-cell>
          <table:table-cell office:value-type="float" office:value="303300" table:style-name="ce18">
            <text:p>303.300</text:p>
          </table:table-cell>
          <table:table-cell office:value-type="float" office:value="1196860" table:style-name="ce19">
            <text:p>1.196.860</text:p>
          </table:table-cell>
          <table:table-cell office:value-type="float" office:value="1098755" table:style-name="ce19">
            <text:p>1.098.755</text:p>
          </table:table-cell>
          <table:table-cell office:value-type="percentage" office:value="0.91803134869575387" table:style-name="ce20">
            <text:p>91,8%</text:p>
          </table:table-cell>
          <table:table-cell office:value-type="float" office:value="356888" table:style-name="ce17">
            <text:p>356.888</text:p>
          </table:table-cell>
          <table:table-cell office:value-type="date" office:date-value="2021-03-14T00:00:00" table:style-name="ce21">
            <text:p>1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47735" table:style-name="ce22">
            <text:p>147.735</text:p>
          </table:table-cell>
          <table:table-cell office:value-type="float" office:value="12600" table:style-name="ce23">
            <text:p>12.600</text:p>
          </table:table-cell>
          <table:table-cell office:value-type="float" office:value="47600" table:style-name="ce23">
            <text:p>47.600</text:p>
          </table:table-cell>
          <table:table-cell office:value-type="float" office:value="207935" table:style-name="ce24">
            <text:p>207.935</text:p>
          </table:table-cell>
          <table:table-cell office:value-type="float" office:value="180393" table:style-name="ce24">
            <text:p>180.393</text:p>
          </table:table-cell>
          <table:table-cell office:value-type="percentage" office:value="0.86754514631976343" table:style-name="ce25">
            <text:p>86,8%</text:p>
          </table:table-cell>
          <table:table-cell office:value-type="float" office:value="58473" table:style-name="ce22">
            <text:p>58.473</text:p>
          </table:table-cell>
          <table:table-cell office:value-type="date" office:date-value="2021-03-13T00:00:00" table:style-name="ce26">
            <text:p>1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44815" table:style-name="ce22">
            <text:p>144.815</text:p>
          </table:table-cell>
          <table:table-cell office:value-type="float" office:value="12700" table:style-name="ce23">
            <text:p>12.700</text:p>
          </table:table-cell>
          <table:table-cell office:value-type="float" office:value="36600" table:style-name="ce23">
            <text:p>36.600</text:p>
          </table:table-cell>
          <table:table-cell office:value-type="float" office:value="194115" table:style-name="ce24">
            <text:p>194.115</text:p>
          </table:table-cell>
          <table:table-cell office:value-type="float" office:value="163493" table:style-name="ce24">
            <text:p>163.493</text:p>
          </table:table-cell>
          <table:table-cell office:value-type="percentage" office:value="0.84224815186873758" table:style-name="ce25">
            <text:p>84,2%</text:p>
          </table:table-cell>
          <table:table-cell office:value-type="float" office:value="56507" table:style-name="ce22">
            <text:p>56.507</text:p>
          </table:table-cell>
          <table:table-cell office:value-type="date" office:date-value="2021-03-14T00:00:00" table:style-name="ce26">
            <text:p>1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76410" table:style-name="ce22">
            <text:p>76.410</text:p>
          </table:table-cell>
          <table:table-cell office:value-type="float" office:value="6500" table:style-name="ce23">
            <text:p>6.500</text:p>
          </table:table-cell>
          <table:table-cell office:value-type="float" office:value="41900" table:style-name="ce23">
            <text:p>41.900</text:p>
          </table:table-cell>
          <table:table-cell office:value-type="float" office:value="124810" table:style-name="ce24">
            <text:p>124.810</text:p>
          </table:table-cell>
          <table:table-cell office:value-type="float" office:value="108484" table:style-name="ce24">
            <text:p>108.484</text:p>
          </table:table-cell>
          <table:table-cell office:value-type="percentage" office:value="0.86919317362390836" table:style-name="ce25">
            <text:p>86,9%</text:p>
          </table:table-cell>
          <table:table-cell office:value-type="float" office:value="31152" table:style-name="ce22">
            <text:p>31.152</text:p>
          </table:table-cell>
          <table:table-cell office:value-type="date" office:date-value="2021-03-14T00:00:00" table:style-name="ce26">
            <text:p>1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67280" table:style-name="ce22">
            <text:p>167.280</text:p>
          </table:table-cell>
          <table:table-cell office:value-type="float" office:value="14300" table:style-name="ce23">
            <text:p>14.300</text:p>
          </table:table-cell>
          <table:table-cell office:value-type="float" office:value="78000" table:style-name="ce23">
            <text:p>78.000</text:p>
          </table:table-cell>
          <table:table-cell office:value-type="float" office:value="259580" table:style-name="ce24">
            <text:p>259.580</text:p>
          </table:table-cell>
          <table:table-cell office:value-type="float" office:value="215260" table:style-name="ce24">
            <text:p>215.260</text:p>
          </table:table-cell>
          <table:table-cell office:value-type="percentage" office:value="0.82926265505817087" table:style-name="ce25">
            <text:p>82,9%</text:p>
          </table:table-cell>
          <table:table-cell office:value-type="float" office:value="63662" table:style-name="ce22">
            <text:p>63.662</text:p>
          </table:table-cell>
          <table:table-cell office:value-type="date" office:date-value="2021-03-14T00:00:00" table:style-name="ce26">
            <text:p>1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70935" table:style-name="ce22">
            <text:p>70.935</text:p>
          </table:table-cell>
          <table:table-cell office:value-type="float" office:value="5900" table:style-name="ce23">
            <text:p>5.900</text:p>
          </table:table-cell>
          <table:table-cell office:value-type="float" office:value="20800" table:style-name="ce23">
            <text:p>20.800</text:p>
          </table:table-cell>
          <table:table-cell office:value-type="float" office:value="97635" table:style-name="ce24">
            <text:p>97.635</text:p>
          </table:table-cell>
          <table:table-cell office:value-type="float" office:value="77788" table:style-name="ce24">
            <text:p>77.788</text:p>
          </table:table-cell>
          <table:table-cell office:value-type="percentage" office:value="0.79672248681313051" table:style-name="ce25">
            <text:p>79,7%</text:p>
          </table:table-cell>
          <table:table-cell office:value-type="float" office:value="25052" table:style-name="ce22">
            <text:p>25.052</text:p>
          </table:table-cell>
          <table:table-cell office:value-type="date" office:date-value="2021-03-12T00:00:00" table:style-name="ce26">
            <text:p>1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324975" table:style-name="ce22">
            <text:p>324.975</text:p>
          </table:table-cell>
          <table:table-cell office:value-type="float" office:value="27300" table:style-name="ce23">
            <text:p>27.300</text:p>
          </table:table-cell>
          <table:table-cell office:value-type="float" office:value="85800" table:style-name="ce23">
            <text:p>85.800</text:p>
          </table:table-cell>
          <table:table-cell office:value-type="float" office:value="438075" table:style-name="ce24">
            <text:p>438.075</text:p>
          </table:table-cell>
          <table:table-cell office:value-type="float" office:value="370986" table:style-name="ce24">
            <text:p>370.986</text:p>
          </table:table-cell>
          <table:table-cell office:value-type="percentage" office:value="0.84685499058380409" table:style-name="ce25">
            <text:p>84,7%</text:p>
          </table:table-cell>
          <table:table-cell office:value-type="float" office:value="121726" table:style-name="ce22">
            <text:p>121.726</text:p>
          </table:table-cell>
          <table:table-cell office:value-type="date" office:date-value="2021-03-14T00:00:00" table:style-name="ce26">
            <text:p>1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215145" table:style-name="ce22">
            <text:p>215.145</text:p>
          </table:table-cell>
          <table:table-cell office:value-type="float" office:value="18600" table:style-name="ce23">
            <text:p>18.600</text:p>
          </table:table-cell>
          <table:table-cell office:value-type="float" office:value="73300" table:style-name="ce23">
            <text:p>73.300</text:p>
          </table:table-cell>
          <table:table-cell office:value-type="float" office:value="307045" table:style-name="ce24">
            <text:p>307.045</text:p>
          </table:table-cell>
          <table:table-cell office:value-type="float" office:value="236652" table:style-name="ce24">
            <text:p>236.652</text:p>
          </table:table-cell>
          <table:table-cell office:value-type="percentage" office:value="0.77074044521161389" table:style-name="ce25">
            <text:p>77,1%</text:p>
          </table:table-cell>
          <table:table-cell office:value-type="float" office:value="79440" table:style-name="ce22">
            <text:p>79.440</text:p>
          </table:table-cell>
          <table:table-cell office:value-type="date" office:date-value="2021-03-14T00:00:00" table:style-name="ce26">
            <text:p>1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735380" table:style-name="ce22">
            <text:p>735.380</text:p>
          </table:table-cell>
          <table:table-cell office:value-type="float" office:value="63400" table:style-name="ce23">
            <text:p>63.400</text:p>
          </table:table-cell>
          <table:table-cell office:value-type="float" office:value="278900" table:style-name="ce23">
            <text:p>278.900</text:p>
          </table:table-cell>
          <table:table-cell office:value-type="float" office:value="1077680" table:style-name="ce24">
            <text:p>1.077.680</text:p>
          </table:table-cell>
          <table:table-cell office:value-type="float" office:value="887751" table:style-name="ce24">
            <text:p>887.751</text:p>
          </table:table-cell>
          <table:table-cell office:value-type="percentage" office:value="0.82376122782273031" table:style-name="ce25">
            <text:p>82,4%</text:p>
          </table:table-cell>
          <table:table-cell office:value-type="float" office:value="242309" table:style-name="ce22">
            <text:p>242.309</text:p>
          </table:table-cell>
          <table:table-cell office:value-type="date" office:date-value="2021-03-14T00:00:00" table:style-name="ce26">
            <text:p>1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395650" table:style-name="ce22">
            <text:p>395.650</text:p>
          </table:table-cell>
          <table:table-cell office:value-type="float" office:value="31700" table:style-name="ce23">
            <text:p>31.700</text:p>
          </table:table-cell>
          <table:table-cell office:value-type="float" office:value="181300" table:style-name="ce23">
            <text:p>181.300</text:p>
          </table:table-cell>
          <table:table-cell office:value-type="float" office:value="608650" table:style-name="ce24">
            <text:p>608.650</text:p>
          </table:table-cell>
          <table:table-cell office:value-type="float" office:value="480454" table:style-name="ce24">
            <text:p>480.454</text:p>
          </table:table-cell>
          <table:table-cell office:value-type="percentage" office:value="0.78937648895095702" table:style-name="ce25">
            <text:p>78,9%</text:p>
          </table:table-cell>
          <table:table-cell office:value-type="float" office:value="153418" table:style-name="ce22">
            <text:p>153.418</text:p>
          </table:table-cell>
          <table:table-cell office:value-type="date" office:date-value="2021-03-14T00:00:00" table:style-name="ce26">
            <text:p>1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29365" table:style-name="ce22">
            <text:p>129.365</text:p>
          </table:table-cell>
          <table:table-cell office:value-type="float" office:value="10900" table:style-name="ce23">
            <text:p>10.900</text:p>
          </table:table-cell>
          <table:table-cell office:value-type="float" office:value="38100" table:style-name="ce23">
            <text:p>38.100</text:p>
          </table:table-cell>
          <table:table-cell office:value-type="float" office:value="178365" table:style-name="ce24">
            <text:p>178.365</text:p>
          </table:table-cell>
          <table:table-cell office:value-type="float" office:value="148614" table:style-name="ce24">
            <text:p>148.614</text:p>
          </table:table-cell>
          <table:table-cell office:value-type="percentage" office:value="0.83320158102766795" table:style-name="ce25">
            <text:p>83,3%</text:p>
          </table:table-cell>
          <table:table-cell office:value-type="float" office:value="52819" table:style-name="ce22">
            <text:p>52.819</text:p>
          </table:table-cell>
          <table:table-cell office:value-type="date" office:date-value="2021-03-14T00:00:00" table:style-name="ce26">
            <text:p>1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268045" table:style-name="ce22">
            <text:p>268.045</text:p>
          </table:table-cell>
          <table:table-cell office:value-type="float" office:value="19900" table:style-name="ce23">
            <text:p>19.900</text:p>
          </table:table-cell>
          <table:table-cell office:value-type="float" office:value="96900" table:style-name="ce23">
            <text:p>96.900</text:p>
          </table:table-cell>
          <table:table-cell office:value-type="float" office:value="384845" table:style-name="ce24">
            <text:p>384.845</text:p>
          </table:table-cell>
          <table:table-cell office:value-type="float" office:value="338334" table:style-name="ce24">
            <text:p>338.334</text:p>
          </table:table-cell>
          <table:table-cell office:value-type="percentage" office:value="0.87914355129987398" table:style-name="ce25">
            <text:p>87,9%</text:p>
          </table:table-cell>
          <table:table-cell office:value-type="float" office:value="89140" table:style-name="ce22">
            <text:p>89.140</text:p>
          </table:table-cell>
          <table:table-cell office:value-type="date" office:date-value="2021-03-14T00:00:00" table:style-name="ce26">
            <text:p>1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36335" table:style-name="ce22">
            <text:p>36.335</text:p>
          </table:table-cell>
          <table:table-cell office:value-type="float" office:value="2700" table:style-name="ce23">
            <text:p>2.700</text:p>
          </table:table-cell>
          <table:table-cell office:value-type="float" office:value="11400" table:style-name="ce23">
            <text:p>11.400</text:p>
          </table:table-cell>
          <table:table-cell office:value-type="float" office:value="50435" table:style-name="ce24">
            <text:p>50.435</text:p>
          </table:table-cell>
          <table:table-cell office:value-type="float" office:value="45403" table:style-name="ce24">
            <text:p>45.403</text:p>
          </table:table-cell>
          <table:table-cell office:value-type="percentage" office:value="0.90022801625855065" table:style-name="ce25">
            <text:p>90,0%</text:p>
          </table:table-cell>
          <table:table-cell office:value-type="float" office:value="13182" table:style-name="ce22">
            <text:p>13.182</text:p>
          </table:table-cell>
          <table:table-cell office:value-type="date" office:date-value="2021-03-13T00:00:00" table:style-name="ce26">
            <text:p>1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598965" table:style-name="ce22">
            <text:p>598.965</text:p>
          </table:table-cell>
          <table:table-cell office:value-type="float" office:value="51300" table:style-name="ce23">
            <text:p>51.300</text:p>
          </table:table-cell>
          <table:table-cell office:value-type="float" office:value="243100" table:style-name="ce23">
            <text:p>243.100</text:p>
          </table:table-cell>
          <table:table-cell office:value-type="float" office:value="893365" table:style-name="ce24">
            <text:p>893.365</text:p>
          </table:table-cell>
          <table:table-cell office:value-type="float" office:value="779306" table:style-name="ce24">
            <text:p>779.306</text:p>
          </table:table-cell>
          <table:table-cell office:value-type="percentage" office:value="0.87232654066367055" table:style-name="ce25">
            <text:p>87,2%</text:p>
          </table:table-cell>
          <table:table-cell office:value-type="float" office:value="195455" table:style-name="ce22">
            <text:p>195.455</text:p>
          </table:table-cell>
          <table:table-cell office:value-type="date" office:date-value="2021-03-14T00:00:00" table:style-name="ce26">
            <text:p>1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48145" table:style-name="ce22">
            <text:p>148.145</text:p>
          </table:table-cell>
          <table:table-cell office:value-type="float" office:value="13400" table:style-name="ce23">
            <text:p>13.400</text:p>
          </table:table-cell>
          <table:table-cell office:value-type="float" office:value="54100" table:style-name="ce23">
            <text:p>54.100</text:p>
          </table:table-cell>
          <table:table-cell office:value-type="float" office:value="215645" table:style-name="ce24">
            <text:p>215.645</text:p>
          </table:table-cell>
          <table:table-cell office:value-type="float" office:value="177134" table:style-name="ce24">
            <text:p>177.134</text:p>
          </table:table-cell>
          <table:table-cell office:value-type="percentage" office:value="0.82141482529156717" table:style-name="ce25">
            <text:p>82,1%</text:p>
          </table:table-cell>
          <table:table-cell office:value-type="float" office:value="57603" table:style-name="ce22">
            <text:p>57.603</text:p>
          </table:table-cell>
          <table:table-cell office:value-type="date" office:date-value="2021-03-14T00:00:00" table:style-name="ce26">
            <text:p>1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69765" table:style-name="ce22">
            <text:p>69.765</text:p>
          </table:table-cell>
          <table:table-cell office:value-type="float" office:value="5900" table:style-name="ce23">
            <text:p>5.900</text:p>
          </table:table-cell>
          <table:table-cell office:value-type="float" office:value="23600" table:style-name="ce23">
            <text:p>23.600</text:p>
          </table:table-cell>
          <table:table-cell office:value-type="float" office:value="99265" table:style-name="ce24">
            <text:p>99.265</text:p>
          </table:table-cell>
          <table:table-cell office:value-type="float" office:value="84981" table:style-name="ce24">
            <text:p>84.981</text:p>
          </table:table-cell>
          <table:table-cell office:value-type="percentage" office:value="0.85610235228932652" table:style-name="ce25">
            <text:p>85,6%</text:p>
          </table:table-cell>
          <table:table-cell office:value-type="float" office:value="27530" table:style-name="ce22">
            <text:p>27.530</text:p>
          </table:table-cell>
          <table:table-cell office:value-type="date" office:date-value="2021-03-14T00:00:00" table:style-name="ce26">
            <text:p>1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208080" table:style-name="ce22">
            <text:p>208.080</text:p>
          </table:table-cell>
          <table:table-cell office:value-type="float" office:value="16000" table:style-name="ce23">
            <text:p>16.000</text:p>
          </table:table-cell>
          <table:table-cell office:value-type="float" office:value="79600" table:style-name="ce23">
            <text:p>79.600</text:p>
          </table:table-cell>
          <table:table-cell office:value-type="float" office:value="303680" table:style-name="ce24">
            <text:p>303.680</text:p>
          </table:table-cell>
          <table:table-cell office:value-type="float" office:value="234455" table:style-name="ce24">
            <text:p>234.455</text:p>
          </table:table-cell>
          <table:table-cell office:value-type="percentage" office:value="0.77204623287671237" table:style-name="ce25">
            <text:p>77,2%</text:p>
          </table:table-cell>
          <table:table-cell office:value-type="float" office:value="64502" table:style-name="ce22">
            <text:p>64.502</text:p>
          </table:table-cell>
          <table:table-cell office:value-type="date" office:date-value="2021-03-14T00:00:00" table:style-name="ce26">
            <text:p>1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5490" table:style-name="ce22">
            <text:p>5.490</text:p>
          </table:table-cell>
          <table:table-cell office:value-type="float" office:value="600" table:style-name="ce23">
            <text:p>600</text:p>
          </table:table-cell>
          <table:table-cell office:value-type="float" office:value="3100" table:style-name="ce23">
            <text:p>3.100</text:p>
          </table:table-cell>
          <table:table-cell office:value-type="float" office:value="9190" table:style-name="ce24">
            <text:p>9.190</text:p>
          </table:table-cell>
          <table:table-cell office:value-type="float" office:value="9278" table:style-name="ce24">
            <text:p>9.278</text:p>
          </table:table-cell>
          <table:table-cell office:value-type="percentage" office:value="1.009575625680087" table:style-name="ce25">
            <text:p>101,0%</text:p>
          </table:table-cell>
          <table:table-cell office:value-type="float" office:value="2533" table:style-name="ce22">
            <text:p>2.533</text:p>
          </table:table-cell>
          <table:table-cell office:value-type="date" office:date-value="2021-03-12T00:00:00" table:style-name="ce26">
            <text:p>1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4320" table:style-name="ce22">
            <text:p>4.320</text:p>
          </table:table-cell>
          <table:table-cell office:value-type="float" office:value="600" table:style-name="ce23">
            <text:p>600</text:p>
          </table:table-cell>
          <table:table-cell office:value-type="float" office:value="3100" table:style-name="ce23">
            <text:p>3.100</text:p>
          </table:table-cell>
          <table:table-cell office:value-type="float" office:value="8020" table:style-name="ce24">
            <text:p>8.020</text:p>
          </table:table-cell>
          <table:table-cell office:value-type="float" office:value="7374" table:style-name="ce24">
            <text:p>7.374</text:p>
          </table:table-cell>
          <table:table-cell office:value-type="percentage" office:value="0.91945137157107237" table:style-name="ce25">
            <text:p>91,9%</text:p>
          </table:table-cell>
          <table:table-cell office:value-type="float" office:value="2283" table:style-name="ce22">
            <text:p>2.283</text:p>
          </table:table-cell>
          <table:table-cell office:value-type="date" office:date-value="2021-03-12T00:00:00" table:style-name="ce27">
            <text:p>12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otales</text:p>
          </table:table-cell>
          <table:table-cell office:value-type="float" office:value="4567095" table:style-name="ce28">
            <text:p>4.567.095</text:p>
          </table:table-cell>
          <table:table-cell office:value-type="float" office:value="387600" table:style-name="ce29">
            <text:p>387.600</text:p>
          </table:table-cell>
          <table:table-cell office:value-type="float" office:value="1700500" table:style-name="ce30">
            <text:p>1.700.500</text:p>
          </table:table-cell>
          <table:table-cell office:value-type="float" office:value="6655195" table:style-name="ce31">
            <text:p>6.655.195</text:p>
          </table:table-cell>
          <table:table-cell office:value-type="float" office:value="5644895" table:style-name="ce31">
            <text:p>5.644.895</text:p>
          </table:table-cell>
          <table:table-cell office:value-type="percentage" office:value="0.84819377944598162" table:style-name="ce32">
            <text:p>84,8%</text:p>
          </table:table-cell>
          <table:table-cell office:value-type="float" office:value="1693674" table:style-name="ce31">
            <text:p>1.693.674</text:p>
          </table:table-cell>
          <table:table-cell table:style-name="ce31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3">
            <text:p>Denominador Poblacional CCAA</text:p>
          </table:table-cell>
          <table:table-cell office:value-type="string" table:style-name="ce3">
            <text:p>Persona institucionalizada con al menos 1 dosis (2)</text:p>
          </table:table-cell>
          <table:table-cell office:value-type="string" table:style-name="ce3">
            <text:p>Persona institucionalizada  Pauta Completa (2)<text:s/></text:p>
          </table:table-cell>
          <table:table-cell office:value-type="string" table:style-name="ce3">
            <text:p>% Con al menos 1 dosis sobre Denominador Poblacional CCAA</text:p>
          </table:table-cell>
          <table:table-cell office:value-type="string" table:style-name="ce3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39936" table:style-name="ce7">
            <text:p>39.936</text:p>
          </table:table-cell>
          <table:table-cell office:value-type="float" office:value="37756" table:style-name="ce7">
            <text:p>37.756</text:p>
          </table:table-cell>
          <table:table-cell office:value-type="percentage" office:value="0.95882451801877511" table:style-name="ce8">
            <text:p>95,9%</text:p>
          </table:table-cell>
          <table:table-cell office:value-type="percentage" office:value="0.90648483829920046" table:style-name="ce8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7826" table:style-name="ce9">
            <text:p>17.826</text:p>
          </table:table-cell>
          <table:table-cell office:value-type="float" office:value="17627" table:style-name="ce10">
            <text:p>17.627</text:p>
          </table:table-cell>
          <table:table-cell office:value-type="float" office:value="16555" table:style-name="ce10">
            <text:p>16.555</text:p>
          </table:table-cell>
          <table:table-cell office:value-type="percentage" office:value="0.98883653090990686" table:style-name="ce11">
            <text:p>98,9%</text:p>
          </table:table-cell>
          <table:table-cell office:value-type="percentage" office:value="0.92869965219342532" table:style-name="ce11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9">
            <text:p>11.948</text:p>
          </table:table-cell>
          <table:table-cell office:value-type="float" office:value="11411" table:style-name="ce10">
            <text:p>11.411</text:p>
          </table:table-cell>
          <table:table-cell office:value-type="float" office:value="10953" table:style-name="ce10">
            <text:p>10.953</text:p>
          </table:table-cell>
          <table:table-cell office:value-type="percentage" office:value="0.95505523937060599" table:style-name="ce11">
            <text:p>95,5%</text:p>
          </table:table-cell>
          <table:table-cell office:value-type="percentage" office:value="0.91672246401071311" table:style-name="ce11">
            <text:p>91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9">
            <text:p>5.496</text:p>
          </table:table-cell>
          <table:table-cell office:value-type="float" office:value="5033" table:style-name="ce10">
            <text:p>5.033</text:p>
          </table:table-cell>
          <table:table-cell office:value-type="float" office:value="4684" table:style-name="ce10">
            <text:p>4.684</text:p>
          </table:table-cell>
          <table:table-cell office:value-type="percentage" office:value="0.91575691411935956" table:style-name="ce11">
            <text:p>91,6%</text:p>
          </table:table-cell>
          <table:table-cell office:value-type="percentage" office:value="0.8522561863173217" table:style-name="ce11">
            <text:p>85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230" table:style-name="ce9">
            <text:p>10.230</text:p>
          </table:table-cell>
          <table:table-cell office:value-type="float" office:value="10230" table:style-name="ce10">
            <text:p>10.230</text:p>
          </table:table-cell>
          <table:table-cell office:value-type="float" office:value="8551" table:style-name="ce10">
            <text:p>8.551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83587487781036163" table:style-name="ce11">
            <text:p>83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6919" table:style-name="ce9">
            <text:p>6.919</text:p>
          </table:table-cell>
          <table:table-cell office:value-type="float" office:value="6664" table:style-name="ce10">
            <text:p>6.664</text:p>
          </table:table-cell>
          <table:table-cell office:value-type="float" office:value="5997" table:style-name="ce10">
            <text:p>5.997</text:p>
          </table:table-cell>
          <table:table-cell office:value-type="percentage" office:value="0.96314496314496312" table:style-name="ce11">
            <text:p>96,3%</text:p>
          </table:table-cell>
          <table:table-cell office:value-type="percentage" office:value="0.86674374909669027" table:style-name="ce11">
            <text:p>86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8145" table:style-name="ce9">
            <text:p>48.145</text:p>
          </table:table-cell>
          <table:table-cell office:value-type="float" office:value="45089" table:style-name="ce10">
            <text:p>45.089</text:p>
          </table:table-cell>
          <table:table-cell office:value-type="float" office:value="42471" table:style-name="ce10">
            <text:p>42.471</text:p>
          </table:table-cell>
          <table:table-cell office:value-type="percentage" office:value="0.93652508048603178" table:style-name="ce11">
            <text:p>93,7%</text:p>
          </table:table-cell>
          <table:table-cell office:value-type="percentage" office:value="0.88214767888669643" table:style-name="ce11">
            <text:p>88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3446" table:style-name="ce9">
            <text:p>23.446</text:p>
          </table:table-cell>
          <table:table-cell office:value-type="float" office:value="23172" table:style-name="ce10">
            <text:p>23.172</text:p>
          </table:table-cell>
          <table:table-cell office:value-type="float" office:value="20533" table:style-name="ce10">
            <text:p>20.533</text:p>
          </table:table-cell>
          <table:table-cell office:value-type="percentage" office:value="0.98831357161136224" table:style-name="ce11">
            <text:p>98,8%</text:p>
          </table:table-cell>
          <table:table-cell office:value-type="percentage" office:value="0.87575705877335153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70322" table:style-name="ce9">
            <text:p>70.322</text:p>
          </table:table-cell>
          <table:table-cell office:value-type="float" office:value="69646" table:style-name="ce10">
            <text:p>69.646</text:p>
          </table:table-cell>
          <table:table-cell office:value-type="float" office:value="56688" table:style-name="ce10">
            <text:p>56.688</text:p>
          </table:table-cell>
          <table:table-cell office:value-type="percentage" office:value="0.9903870765905407" table:style-name="ce11">
            <text:p>99,0%</text:p>
          </table:table-cell>
          <table:table-cell office:value-type="percentage" office:value="0.80612041750803443" table:style-name="ce11">
            <text:p>8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28600" table:style-name="ce9">
            <text:p>28.600</text:p>
          </table:table-cell>
          <table:table-cell office:value-type="float" office:value="28409" table:style-name="ce10">
            <text:p>28.409</text:p>
          </table:table-cell>
          <table:table-cell office:value-type="float" office:value="24739" table:style-name="ce10">
            <text:p>24.739</text:p>
          </table:table-cell>
          <table:table-cell office:value-type="percentage" office:value="0.99332167832167828" table:style-name="ce11">
            <text:p>99,3%</text:p>
          </table:table-cell>
          <table:table-cell office:value-type="percentage" office:value="0.86499999999999999" table:style-name="ce11">
            <text:p>86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26" table:style-name="ce9">
            <text:p>15.226</text:p>
          </table:table-cell>
          <table:table-cell office:value-type="float" office:value="14343" table:style-name="ce10">
            <text:p>14.343</text:p>
          </table:table-cell>
          <table:table-cell office:value-type="float" office:value="13337" table:style-name="ce10">
            <text:p>13.337</text:p>
          </table:table-cell>
          <table:table-cell office:value-type="percentage" office:value="0.94200709313017206" table:style-name="ce11">
            <text:p>94,2%</text:p>
          </table:table-cell>
          <table:table-cell office:value-type="percentage" office:value="0.87593589911992642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2624" table:style-name="ce9">
            <text:p>22.624</text:p>
          </table:table-cell>
          <table:table-cell office:value-type="float" office:value="22220" table:style-name="ce10">
            <text:p>22.220</text:p>
          </table:table-cell>
          <table:table-cell office:value-type="float" office:value="20555" table:style-name="ce10">
            <text:p>20.555</text:p>
          </table:table-cell>
          <table:table-cell office:value-type="percentage" office:value="0.9821428571428571" table:style-name="ce11">
            <text:p>98,2%</text:p>
          </table:table-cell>
          <table:table-cell office:value-type="percentage" office:value="0.90854844413012725" table:style-name="ce11">
            <text:p>90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287" table:style-name="ce9">
            <text:p>3.287</text:p>
          </table:table-cell>
          <table:table-cell office:value-type="float" office:value="3275" table:style-name="ce10">
            <text:p>3.275</text:p>
          </table:table-cell>
          <table:table-cell office:value-type="float" office:value="3127" table:style-name="ce10">
            <text:p>3.127</text:p>
          </table:table-cell>
          <table:table-cell office:value-type="percentage" office:value="0.99634925463948887" table:style-name="ce11">
            <text:p>99,6%</text:p>
          </table:table-cell>
          <table:table-cell office:value-type="percentage" office:value="0.95132339519318532" table:style-name="ce11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46956" table:style-name="ce9">
            <text:p>46.956</text:p>
          </table:table-cell>
          <table:table-cell office:value-type="float" office:value="46533" table:style-name="ce10">
            <text:p>46.533</text:p>
          </table:table-cell>
          <table:table-cell office:value-type="float" office:value="41353" table:style-name="ce10">
            <text:p>41.353</text:p>
          </table:table-cell>
          <table:table-cell office:value-type="percentage" office:value="0.99099156657296195" table:style-name="ce11">
            <text:p>99,1%</text:p>
          </table:table-cell>
          <table:table-cell office:value-type="percentage" office:value="0.88067552602436328" table:style-name="ce11">
            <text:p>88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9">
            <text:p>11.885</text:p>
          </table:table-cell>
          <table:table-cell office:value-type="float" office:value="11076" table:style-name="ce10">
            <text:p>11.076</text:p>
          </table:table-cell>
          <table:table-cell office:value-type="float" office:value="9859" table:style-name="ce10">
            <text:p>9.859</text:p>
          </table:table-cell>
          <table:table-cell office:value-type="percentage" office:value="0.9319310054690787" table:style-name="ce11">
            <text:p>93,2%</text:p>
          </table:table-cell>
          <table:table-cell office:value-type="percentage" office:value="0.82953302482120317" table:style-name="ce11">
            <text:p>83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43" table:style-name="ce9">
            <text:p>8.343</text:p>
          </table:table-cell>
          <table:table-cell office:value-type="float" office:value="7923" table:style-name="ce10">
            <text:p>7.923</text:p>
          </table:table-cell>
          <table:table-cell office:value-type="float" office:value="7596" table:style-name="ce10">
            <text:p>7.596</text:p>
          </table:table-cell>
          <table:table-cell office:value-type="percentage" office:value="0.94965839626033799" table:style-name="ce11">
            <text:p>95,0%</text:p>
          </table:table-cell>
          <table:table-cell office:value-type="percentage" office:value="0.91046386192017259" table:style-name="ce11">
            <text:p>91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0513" table:style-name="ce9">
            <text:p>20.513</text:p>
          </table:table-cell>
          <table:table-cell office:value-type="float" office:value="20492" table:style-name="ce10">
            <text:p>20.492</text:p>
          </table:table-cell>
          <table:table-cell office:value-type="float" office:value="18580" table:style-name="ce10">
            <text:p>18.580</text:p>
          </table:table-cell>
          <table:table-cell office:value-type="percentage" office:value="0.99897625895773412" table:style-name="ce11">
            <text:p>99,9%</text:p>
          </table:table-cell>
          <table:table-cell office:value-type="percentage" office:value="0.90576707453809779" table:style-name="ce11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210" table:style-name="ce9">
            <text:p>210</text:p>
          </table:table-cell>
          <table:table-cell office:value-type="float" office:value="192" table:style-name="ce10">
            <text:p>192</text:p>
          </table:table-cell>
          <table:table-cell office:value-type="float" office:value="184" table:style-name="ce10">
            <text:p>184</text:p>
          </table:table-cell>
          <table:table-cell office:value-type="percentage" office:value="0.91428571428571426" table:style-name="ce11">
            <text:p>91,4%</text:p>
          </table:table-cell>
          <table:table-cell office:value-type="percentage" office:value="0.87619047619047619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315" table:style-name="ce9">
            <text:p>315</text:p>
          </table:table-cell>
          <table:table-cell office:value-type="float" office:value="304" table:style-name="ce10">
            <text:p>304</text:p>
          </table:table-cell>
          <table:table-cell office:value-type="float" office:value="263" table:style-name="ce10">
            <text:p>263</text:p>
          </table:table-cell>
          <table:table-cell office:value-type="percentage" office:value="0.96507936507936509" table:style-name="ce11">
            <text:p>96,5%</text:p>
          </table:table-cell>
          <table:table-cell office:value-type="percentage" office:value="0.83492063492063495" table:style-name="ce11">
            <text:p>83,5%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393942" table:formula="of:=SUM([.B2:.B20])" table:style-name="ce12">
            <text:p>393.942</text:p>
          </table:table-cell>
          <table:table-cell office:value-type="float" office:value="383575" table:formula="of:=SUM([.C2:.C20])" table:style-name="ce12">
            <text:p>383.575</text:p>
          </table:table-cell>
          <table:table-cell office:value-type="float" office:value="343781" table:formula="of:=SUM([.D2:.D20])" table:style-name="ce12">
            <text:p>343.781</text:p>
          </table:table-cell>
          <table:table-cell office:value-type="percentage" office:value="0.97368394332160568" table:formula="of:=[.C21]/[.B21]" table:style-name="ce13">
            <text:p>97,4%</text:p>
          </table:table-cell>
          <table:table-cell office:value-type="percentage" office:value="0.87266907311228559" table:formula="of:=[.D21]/[.B21]" table:style-name="ce13">
            <text:p>87,3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3-15T16:12:39Z</dc:date>
  </office:meta>
</office:document-meta>
</file>